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3.6pt"/>
    </style:style>
    <style:style style:name="co2" style:family="table-column">
      <style:table-column-properties fo:break-before="auto" style:column-width="216.96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01.2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439.09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6.6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1pt" style:font-size-asian="11pt" style:font-size-complex="11pt"/>
    </style:style>
    <style:style style:name="ce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start" fo:margin-left="0pt"/>
      <style:text-properties style:font-name="DejaVu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DejaVu Sans" fo:language="en" fo:country="US" fo:text-shadow="none" style:text-underline-mode="continuous" style:text-overline-mode="continuous" style:text-line-through-mode="continuous" style:language-asian="zh" style:country-asian="CN" style:font-name-complex="DejaVu Sans1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start" fo:margin-left="0pt"/>
      <style:text-properties style:font-name="DejaVu Sans" fo:font-size="11pt" style:font-size-asian="11pt" style:font-size-complex="11pt"/>
    </style:style>
    <style:style style:name="ce7" style:family="table-cell" style:parent-style-name="Default">
      <style:table-cell-properties fo:border="0.06pt solid #000000" style:vertical-align="middle"/>
      <style:text-properties style:font-name="DejaVu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1pt" style:font-size-asian="11pt" style:font-size-complex="11pt"/>
    </style:style>
    <style:style style:name="ce1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1pt" style:font-size-asian="11pt" style:font-size-complex="11pt"/>
    </style:style>
    <style:style style:name="ce1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9" style:family="table-cell" style:parent-style-name="Default">
      <style:table-cell-properties fo:background-color="#009933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9933" fo:border="0.06pt solid #000000" style:vertical-align="middle"/>
      <style:text-properties style:font-name="DejaVu Sans" fo:font-size="11pt" style:font-size-asian="11pt" style:font-size-complex="11pt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style:font-name="DejaVu Sans" fo:font-size="11pt" style:font-size-asian="11pt" style:font-size-complex="11pt"/>
    </style:style>
    <style:style style:name="ce24" style:family="table-cell" style:parent-style-name="Default">
      <style:table-cell-properties fo:background-color="#ffff66" fo:border="0.06pt solid #000000" style:vertical-align="middle"/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46" table:default-cell-style-name="ce7"/>
        <table:table-column table:style-name="co11" table:number-columns-repeated="769" table:default-cell-style-name="ce7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Distributor</text:p>
          </table:table-cell>
          <table:table-cell table:style-name="ce17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7" office:value-type="string" calcext:value-type="string">
            <text:p>Total</text:p>
            <text:p> Price (euro)</text:p>
          </table:table-cell>
          <table:table-cell table:style-name="ce17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7" office:value-type="string" calcext:value-type="string">
            <text:p>Total price</text:p>
          </table:table-cell>
          <table:table-cell table:style-name="ce17" office:value-type="string" calcext:value-type="string">
            <text:p>Comments</text:p>
          </table:table-cell>
          <table:table-cell table:style-name="ce17" table:number-columns-repeated="16"/>
          <table:table-cell table:style-name="ce10" table:number-columns-repeated="998"/>
          <table:table-cell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.631" calcext:value-type="float">
            <text:p>14.631</text:p>
          </table:table-cell>
          <table:table-cell table:style-name="ce11" table:formula="of:=[.D2]*[.E2]" office:value-type="float" office:value="14.631" calcext:value-type="float">
            <text:p>14.631</text:p>
          </table:table-cell>
          <table:table-cell table:number-columns-repeated="2"/>
          <table:table-cell table:style-name="ce8"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20" table:formula="of:=[.D3]*[.E3]" office:value-type="float" office:value="5" calcext:value-type="float">
            <text:p>5</text:p>
          </table:table-cell>
          <table:table-cell table:style-name="ce12" table:number-columns-repeated="2"/>
          <table:table-cell table:style-name="ce3" office:value-type="string" calcext:value-type="string">
            <text:p>file: satnogs_controller.pro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Dual MC33926 Motor Driver Carrier</text:p>
          </table:table-cell>
          <table:table-cell table:style-name="ce3" office:value-type="string" calcext:value-type="string">
            <text:p>for DC Motors</text:p>
          </table:table-cell>
          <table:table-cell table:style-name="ce12" table:formula="of:=HYPERLINK(&quot;https://www.pololu.com/product/1213&quot;;&quot;[1]&quot;)" office:value-type="string" office:string-value="[1]" calcext:value-type="string">
            <text:p>[1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11" table:formula="of:=[.D4]*[.E4]" office:value-type="float" office:value="27" calcext:value-type="float">
            <text:p>27</text:p>
          </table:table-cell>
          <table:table-cell table:style-name="ce12" office:value-type="float" office:value="20.67" calcext:value-type="float">
            <text:p>20.67</text:p>
          </table:table-cell>
          <table:table-cell table:style-name="ce12" table:formula="of:=[.D4]*[.G4]" office:value-type="float" office:value="20.67" calcext:value-type="float">
            <text:p>20.67</text:p>
          </table:table-cell>
          <table:table-cell table:style-name="ce3" office:value-type="string" calcext:value-type="string">
            <text:p>DC Motor Driver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Pro Micro, Arduino</text:p>
          </table:table-cell>
          <table:table-cell table:style-name="ce3" office:value-type="string" calcext:value-type="string">
            <text:p>microcontroller</text:p>
          </table:table-cell>
          <table:table-cell table:style-name="ce12" table:formula="of:=HYPERLINK(&quot;http://www.ebay.com/sch/i.html?_from=R40&amp;_trksid=p2050601.m570.l1313.TR0.TRC0.H0.Xpro+micro.TRS0&amp;_nkw=pro+micro&amp;_sacat=0&quot;;&quot;[2]&quot;)" office:value-type="string" office:string-value="[2]" calcext:value-type="string">
            <text:p>[2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85" calcext:value-type="float">
            <text:p>3.85</text:p>
          </table:table-cell>
          <table:table-cell table:style-name="ce11" table:formula="of:=[.D5]*[.E5]" office:value-type="float" office:value="3.85" calcext:value-type="float">
            <text:p>3.85</text:p>
          </table:table-cell>
          <table:table-cell table:style-name="ce12" table:number-columns-repeated="2"/>
          <table:table-cell table:style-name="ce3" office:value-type="string" calcext:value-type="string">
            <text:p>ATMega32U4 microcontroller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A4988 Stepper Motor Driver Carrier</text:p>
          </table:table-cell>
          <table:table-cell table:style-name="ce3" office:value-type="string" calcext:value-type="string">
            <text:p>for Stepper Motors</text:p>
          </table:table-cell>
          <table:table-cell table:style-name="ce12" table:formula="of:=HYPERLINK(&quot;https://www.pololu.com/product/1182&quot;;&quot;[1]&quot;)" office:value-type="string" office:string-value="[1]" calcext:value-type="string">
            <text:p>[1]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.4" calcext:value-type="float">
            <text:p>5.4</text:p>
          </table:table-cell>
          <table:table-cell table:style-name="ce11" table:formula="of:=[.D6]*[.E6]" office:value-type="float" office:value="10.8" calcext:value-type="float">
            <text:p>10.8</text:p>
          </table:table-cell>
          <table:table-cell table:style-name="ce12" office:value-type="float" office:value="4.49" calcext:value-type="float">
            <text:p>4.49</text:p>
          </table:table-cell>
          <table:table-cell table:style-name="ce12" table:formula="of:=[.G6]*[.D6]" office:value-type="float" office:value="8.98" calcext:value-type="float">
            <text:p>8.98</text:p>
          </table:table-cell>
          <table:table-cell table:style-name="ce3" office:value-type="string" calcext:value-type="string">
            <text:p>Stepper Motor Driver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NEMA17 Stepper Motor</text:p>
          </table:table-cell>
          <table:table-cell table:style-name="ce3" office:value-type="string" calcext:value-type="string">
            <text:p>stepper Motors</text:p>
          </table:table-cell>
          <table:table-cell table:style-name="ce12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1" table:formula="of:=[.D7]*[.E7]" office:value-type="float" office:value="20" calcext:value-type="float">
            <text:p>20</text:p>
          </table:table-cell>
          <table:table-cell table:style-name="ce12" table:number-columns-repeated="2"/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DC Motor</text:p>
          </table:table-cell>
          <table:table-cell table:style-name="ce3" office:value-type="string" calcext:value-type="string">
            <text:p>50:1 Metal Gearmotor (37Dx54L) mm</text:p>
          </table:table-cell>
          <table:table-cell table:style-name="ce12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style-name="ce11" table:formula="of:=[.D8]*[.E8]" office:value-type="float" office:value="46" calcext:value-type="float">
            <text:p>46</text:p>
          </table:table-cell>
          <table:table-cell table:style-name="ce12" office:value-type="float" office:value="16.26" calcext:value-type="float">
            <text:p>16.26</text:p>
          </table:table-cell>
          <table:table-cell table:style-name="ce12" table:formula="of:=[.G8]*[.D8]" office:value-type="float" office:value="32.52" calcext:value-type="float">
            <text:p>32.52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arts</text:p>
          </table:table-cell>
          <table:table-cell table:style-name="ce3" office:value-type="string" calcext:value-type="string">
            <text:p>parts for satnogs_encoder pcb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.03" calcext:value-type="float">
            <text:p>5.03</text:p>
          </table:table-cell>
          <table:table-cell table:style-name="ce11" table:formula="of:=[.D9]*[.E9]" office:value-type="float" office:value="10.06" calcext:value-type="float">
            <text:p>10.06</text:p>
          </table:table-cell>
          <table:table-cell table:style-name="ce12" table:number-columns-repeated="2"/>
          <table:table-cell table:style-name="ce3" office:value-type="string" calcext:value-type="string">
            <text:p>file: encoder_as5601.csv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20" table:formula="of:=[.D10]*[.E10]" office:value-type="float" office:value="10" calcext:value-type="float">
            <text:p>10</text:p>
          </table:table-cell>
          <table:table-cell table:style-name="ce12" table:number-columns-repeated="2"/>
          <table:table-cell table:style-name="ce3" office:value-type="string" calcext:value-type="string">
            <text:p>file: encoder_as5601.pro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satnogs_endstop, Parts</text:p>
          </table:table-cell>
          <table:table-cell table:style-name="ce3" office:value-type="string" calcext:value-type="string">
            <text:p>parts for satnogs_endstop pcb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.043" calcext:value-type="float">
            <text:p>4.043</text:p>
          </table:table-cell>
          <table:table-cell table:style-name="ce11" table:formula="of:=[.D11]*[.E11]" office:value-type="float" office:value="8.086" calcext:value-type="float">
            <text:p>8.086</text:p>
          </table:table-cell>
          <table:table-cell table:style-name="ce12" table:number-columns-repeated="2"/>
          <table:table-cell table:style-name="ce3" office:value-type="string" calcext:value-type="string">
            <text:p>file: satnogs_endstop.csv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dstop, PCB</text:p>
          </table:table-cell>
          <table:table-cell table:style-name="ce3" office:value-type="string" calcext:value-type="string">
            <text:p>pcb for satnogs_endstop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20" table:formula="of:=[.D12]*[.E12]" office:value-type="float" office:value="10" calcext:value-type="float">
            <text:p>10</text:p>
          </table:table-cell>
          <table:table-cell table:style-name="ce12" table:number-columns-repeated="2"/>
          <table:table-cell table:style-name="ce3" office:value-type="string" calcext:value-type="string">
            <text:p>file: satnogs_endstop.pro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switching adjustable step down voltage regulator</text:p>
          </table:table-cell>
          <table:table-cell table:style-name="ce3" office:value-type="string" calcext:value-type="string">
            <text:p>power supply</text:p>
          </table:table-cell>
          <table:table-cell table:style-name="ce12" table:formula="of:=HYPERLINK(&quot;http://www.ebay.com/sch/i.html?_from=R40&amp;_trksid=p2047675.m570.l1313.TR0.TRC0.H0.XLM2596+DC+Switching+Adjustable.TRS0&amp;_nkw=LM2596+DC+Switching+Adjustable&amp;_sacat=0&quot;;&quot;[2]&quot;)" office:value-type="string" office:string-value="[2]" calcext:value-type="string">
            <text:p>[2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style-name="ce11" table:formula="of:=[.D13]*[.E13]" office:value-type="float" office:value="2.5" calcext:value-type="float">
            <text:p>2.5</text:p>
          </table:table-cell>
          <table:table-cell table:style-name="ce12" table:number-columns-repeated="2"/>
          <table:table-cell table:style-name="ce3" office:value-type="string" calcext:value-type="string">
            <text:p>LM2596, VIN:3-40V, VOUT:1.5-35V, IMAX:3A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25mm^2 (24AWG)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2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16" calcext:value-type="float">
            <text:p>0.16</text:p>
          </table:table-cell>
          <table:table-cell table:style-name="ce11" table:formula="of:=[.D14]*[.E14]" office:value-type="float" office:value="1.92" calcext:value-type="float">
            <text:p>1.92</text:p>
          </table:table-cell>
          <table:table-cell table:style-name="ce12" table:number-columns-repeated="2"/>
          <table:table-cell table:style-name="ce3" office:value-type="string" calcext:value-type="string">
            <text:p>black “-”, red “+”, purple “SDA1/2”, green “SCL1/2”, yellow “SW1”, blue “SW2”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25" calcext:value-type="float">
            <text:p>0.25</text:p>
          </table:table-cell>
          <table:table-cell table:style-name="ce20" table:formula="of:=[.D15]*[.E15]" office:value-type="float" office:value="1" calcext:value-type="float">
            <text:p>1</text:p>
          </table:table-cell>
          <table:table-cell table:style-name="ce12" table:number-columns-repeated="2"/>
          <table:table-cell table:style-name="ce3" office:value-type="string" calcext:value-type="string">
            <text:p>black “-”, red “+” (2m for both)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Terminal Female 2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2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1" table:formula="of:=[.D16]*[.E16]" office:value-type="float" office:value="0.48" calcext:value-type="float">
            <text:p>0.48</text:p>
          </table:table-cell>
          <table:table-cell table:style-name="ce12" table:number-columns-repeated="2"/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Terminal Female 1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2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04" calcext:value-type="float">
            <text:p>0.04</text:p>
          </table:table-cell>
          <table:table-cell table:style-name="ce11" table:formula="of:=[.D17]*[.E17]" office:value-type="float" office:value="0.16" calcext:value-type="float">
            <text:p>0.16</text:p>
          </table:table-cell>
          <table:table-cell table:style-name="ce12" table:number-columns-repeated="2"/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Crimp For Female Connectors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2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0.04" calcext:value-type="float">
            <text:p>0.04</text:p>
          </table:table-cell>
          <table:table-cell table:style-name="ce11" table:formula="of:=[.D18]*[.E18]" office:value-type="float" office:value="1.12" calcext:value-type="float">
            <text:p>1.12</text:p>
          </table:table-cell>
          <table:table-cell table:style-name="ce12" table:number-columns-repeated="2"/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Aluminium Box</text:p>
          </table:table-cell>
          <table:table-cell table:style-name="ce3" office:value-type="string" calcext:value-type="string">
            <text:p>inside the rotator</text:p>
          </table:table-cell>
          <table:table-cell table:style-name="ce12" table:formula="of:=HYPERLINK(&quot;http://grobotronics.com/project-box-120x100x35mm-aluminium.html&quot;;&quot;[4]&quot;)" office:value-type="string" office:string-value="[4]" calcext:value-type="string">
            <text:p>[4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.1" calcext:value-type="float">
            <text:p>6.1</text:p>
          </table:table-cell>
          <table:table-cell table:style-name="ce20" table:formula="of:=[.D19]*[.E19]" office:value-type="float" office:value="6.1" calcext:value-type="float">
            <text:p>6.1</text:p>
          </table:table-cell>
          <table:table-cell table:style-name="ce12" table:number-columns-repeated="2"/>
          <table:table-cell table:style-name="ce3" office:value-type="string" calcext:value-type="string">
            <text:p>(120x100x35)mm</text:p>
          </table:table-cell>
          <table:table-cell table:style-name="ce23" table:number-columns-repeated="1015"/>
        </table:table-row>
        <table:table-row table:style-name="ro2">
          <table:table-cell table:style-name="ce4" office:value-type="string" calcext:value-type="string">
            <text:p>connectors</text:p>
          </table:table-cell>
          <table:table-cell table:style-name="ce4" office:value-type="string" calcext:value-type="string">
            <text:p>for motors – power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1" table:formula="of:=[.D20]*[.E20]" office:value-type="float" office:value="2" calcext:value-type="float">
            <text:p>2</text:p>
          </table:table-cell>
          <table:table-cell table:style-name="ce13" table:number-columns-repeated="2"/>
          <table:table-cell table:style-name="ce4"/>
          <table:table-cell table:style-name="ce24" table:number-columns-repeated="1015"/>
        </table:table-row>
        <table:table-row table:style-name="ro2">
          <table:table-cell table:style-name="ce4" office:value-type="string" calcext:value-type="string">
            <text:p>connectors</text:p>
          </table:table-cell>
          <table:table-cell table:style-name="ce4" office:value-type="string" calcext:value-type="string">
            <text:p>for sensors – RS485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21" table:formula="of:=[.D21]*[.E21]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24" table:number-columns-repeated="1015"/>
        </table:table-row>
        <table:table-row table:style-name="ro3">
          <table:table-cell table:style-name="ce5" office:value-type="string" calcext:value-type="string">
            <text:p>Diametric Magnet NdFeB, Grade N35, D6x2.5mm</text:p>
          </table:table-cell>
          <table:table-cell table:style-name="ce9" office:value-type="string" calcext:value-type="string">
            <text:p>for SatNOGS encoder</text:p>
          </table:table-cell>
          <table:table-cell table:style-name="ce14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table:formula="of:=[.E22]*[.D22]" office:value-type="float" office:value="1" calcext:value-type="float">
            <text:p>1</text:p>
          </table:table-cell>
          <table:table-cell table:style-name="ce18" table:number-columns-repeated="3"/>
          <table:table-cell table:style-name="ce9"/>
          <table:table-cell table:style-name="ce25" table:number-columns-repeated="1014"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22" table:number-columns-repeated="1016"/>
        </table:table-row>
        <table:table-row table:style-name="ro2">
          <table:table-cell table:style-name="ce7" table:number-columns-repeated="4"/>
          <table:table-cell office:value-type="string" calcext:value-type="string">
            <text:p>Total (DC Motors)</text:p>
          </table:table-cell>
          <table:table-cell table:formula="of:=SUM([.F2:.F22])-[.F6]-[.F7]" office:value-type="float" office:value="151.907" calcext:value-type="float">
            <text:p>151.907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4" office:value-type="string" calcext:value-type="string">
            <text:p>*under research</text:p>
          </table:table-cell>
          <table:table-cell table:number-columns-repeated="3"/>
          <table:table-cell office:value-type="string" calcext:value-type="string">
            <text:p>Total (Stepper)</text:p>
          </table:table-cell>
          <table:table-cell table:formula="of:=SUM([.F2:.F22])-[.F4]-[.F8]-[.F22]" office:value-type="float" office:value="108.707" calcext:value-type="float">
            <text:p>108.707</text:p>
          </table:table-cell>
          <table:table-cell table:number-columns-repeated="2"/>
          <table:table-cell table:style-name="ce7"/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0:00:03.190730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22:13:56.928482226</dc:date>
    <meta:editing-duration>PT23H52M1S</meta:editing-duration>
    <meta:editing-cycles>66</meta:editing-cycles>
    <meta:generator>LibreOffice/5.1.0.3$Linux_X86_64 LibreOffice_project/10m0$Build-3</meta:generator>
    <meta:document-statistic meta:table-count="1" meta:cell-count="158" meta:object-count="0"/>
  </office:meta>
</office:document-meta>
</file>